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2a6099" style:font-name="roboto-regular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a6099" style:font-name="roboto-regular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/>
    </style:style>
    <style:style style:name="T1" style:family="text">
      <style:text-properties fo:font-variant="normal" fo:text-transform="none" fo:color="#2a6099" style:font-name="roboto-regular" fo:letter-spacing="normal" fo:font-style="normal" fo:font-weight="normal"/>
    </style:style>
    <style:style style:name="T2" style:family="text">
      <style:text-properties fo:font-variant="normal" fo:text-transform="none" fo:color="#2a6099" style:font-name="roboto-regular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 se sinta à vontade, faça estes exercícios:</text:p>
      <text:p text:style-name="P4"><text:span text:style-name="T1">1. Crie um programa que contenha um método para realizar o cálculo da área de um círculo. A área é definida pela fórmula </text:span><text:span text:style-name="Strong_20_Emphasis"><text:span text:style-name="T2">A = π * R²</text:span></text:span><text:span text:style-name="T1">. O usuário informará o valor do raio (R). Considere </text:span><text:span text:style-name="Strong_20_Emphasis"><text:span text:style-name="T2">π</text:span></text:span><text:span text:style-name="T1"> igual a 3,14.</text:span></text:p>
      <text:p text:style-name="P3">using System;</text:p>
      <text:p text:style-name="P3">namespace exerc01</text:p>
      <text:p text:style-name="P3">{</text:p>
      <text:p text:style-name="P3"><text:s text:c="4"/>class Program</text:p>
      <text:p text:style-name="P3"><text:s text:c="4"/>{ <text:s text:c="6"/></text:p>
      <text:p text:style-name="P3"><text:s text:c="8"/></text:p>
      <text:p text:style-name="P3"><text:s text:c="7"/>static void Main(string[] args)</text:p>
      <text:p text:style-name="P3"><text:s text:c="8"/>{</text:p>
      <text:p text:style-name="P3"><text:s text:c="12"/>double raio;</text:p>
      <text:p text:style-name="P3"><text:s text:c="12"/>Console.Write("Digite o tamanho do raio: ");</text:p>
      <text:p text:style-name="P3"><text:s text:c="12"/>raio = double.Parse(Console.ReadLine());</text:p>
      <text:p text:style-name="P3"><text:s text:c="12"/>double circulo = CalculaAreaCirculo(raio);</text:p>
      <text:p text:style-name="P3"><text:s text:c="12"/>Console.WriteLine($"Área do círculo: {circulo}");</text:p>
      <text:p text:style-name="P3"><text:s text:c="8"/>}</text:p>
      <text:p text:style-name="P3"><text:s text:c="8"/>static double CalculaAreaCirculo(double r)</text:p>
      <text:p text:style-name="P3"><text:s text:c="8"/>{</text:p>
      <text:p text:style-name="P3"><text:s text:c="12"/>double area = 3.14 * Math.Pow(r,2);</text:p>
      <text:p text:style-name="P3"><text:s text:c="12"/>return area;</text:p>
      <text:p text:style-name="P3"><text:s text:c="8"/>}</text:p>
      <text:p text:style-name="P3"><text:s text:c="4"/>}</text:p>
      <text:p text:style-name="P3">}</text:p>
      <text:p text:style-name="P2">2. Crie um programa que defina um vetor de números inteiros e um método para encontrar o menor valor nesse vetor. O vetor precisará ser passado por parâmetro. O programa deve mostrar o menor valor na tela.</text:p>
      <text:p text:style-name="P3">using System;</text:p>
      <text:p text:style-name="P3"/>
      <text:p text:style-name="P3"><text:soft-page-break/>namespace exerc02</text:p>
      <text:p text:style-name="P3">{</text:p>
      <text:p text:style-name="P3"><text:s text:c="4"/>class Program</text:p>
      <text:p text:style-name="P3"><text:s text:c="4"/>{</text:p>
      <text:p text:style-name="P3"><text:s text:c="8"/>static void MenorValor(int[] pArray)</text:p>
      <text:p text:style-name="P3"><text:s text:c="8"/>{</text:p>
      <text:p text:style-name="P3"><text:s text:c="12"/>int menor=pArray[0];</text:p>
      <text:p text:style-name="P3"><text:s text:c="12"/>for(int i=0;i&lt;pArray.Length;i++)</text:p>
      <text:p text:style-name="P3"><text:s text:c="12"/>{</text:p>
      <text:p text:style-name="P3"><text:s text:c="16"/>if( pArray[i]&lt;menor)</text:p>
      <text:p text:style-name="P3"><text:s text:c="16"/>{</text:p>
      <text:p text:style-name="P3"><text:s text:c="20"/>menor=pArray[i];</text:p>
      <text:p text:style-name="P3"><text:s text:c="16"/>}</text:p>
      <text:p text:style-name="P3"><text:s text:c="12"/>}</text:p>
      <text:p text:style-name="P3"><text:s text:c="12"/>Console.Write("O menor valor é:"+ menor);</text:p>
      <text:p text:style-name="P3"><text:s text:c="8"/>}</text:p>
      <text:p text:style-name="P3"><text:s text:c="8"/>static void Main(string[] args)</text:p>
      <text:p text:style-name="P3"><text:s text:c="8"/>{</text:p>
      <text:p text:style-name="P3"><text:s text:c="12"/>int[] arr = {99, -1,-30,0,1, 10,13,222,3}; <text:s text:c="18"/></text:p>
      <text:p text:style-name="P3"><text:s text:c="12"/>MenorValor(arr);</text:p>
      <text:p text:style-name="P3"><text:s text:c="8"/>}</text:p>
      <text:p text:style-name="P3"><text:s text:c="9"/></text:p>
      <text:p text:style-name="P3"><text:s text:c="8"/>}</text:p>
      <text:p text:style-name="P3"><text:s text:c="4"/>}</text:p>
      <text:p text:style-name="P4"><text:span text:style-name="T1">3. Em um projeto em C#, programe um método que receba por parâmetro um valor inteiro e positivo e retorne o valor </text:span><text:span text:style-name="Emphasis"><text:span text:style-name="T1">bool</text:span></text:span><text:span text:style-name="T1"> “</text:span><text:span text:style-name="Emphasis"><text:span text:style-name="T1">true</text:span></text:span><text:span text:style-name="T1">”, se o valor for primo, e “</text:span><text:span text:style-name="Emphasis"><text:span text:style-name="T1">false</text:span></text:span><text:span text:style-name="T1">”, caso contrário.</text:span></text:p>
      <text:p text:style-name="P5">using System;</text:p>
      <text:p text:style-name="P5"/>
      <text:p text:style-name="P5">namespace exerc03</text:p>
      <text:p text:style-name="P5">{</text:p>
      <text:p text:style-name="P5"><text:s text:c="4"/>class Program</text:p>
      <text:p text:style-name="P5"><text:soft-page-break/><text:s text:c="4"/>{</text:p>
      <text:p text:style-name="P5"><text:s text:c="17"/>static void Main(string[] args)</text:p>
      <text:p text:style-name="P5"><text:s text:c="8"/>{</text:p>
      <text:p text:style-name="P5"><text:s text:c="12"/></text:p>
      <text:p text:style-name="P5"/>
      <text:p text:style-name="P5"><text:s text:c="12"/>Console.Write("Digite um número inteiro positivo:");</text:p>
      <text:p text:style-name="P5"><text:s text:c="12"/>int x = int.Parse(Console.ReadLine());</text:p>
      <text:p text:style-name="P5"><text:s text:c="12"/>if (Valor(x) == true)</text:p>
      <text:p text:style-name="P5"><text:s text:c="12"/>{</text:p>
      <text:p text:style-name="P5"><text:s text:c="16"/>Console.WriteLine("É primo!");</text:p>
      <text:p text:style-name="P5"><text:s text:c="12"/>}</text:p>
      <text:p text:style-name="P5"><text:s text:c="12"/>else <text:s text:c="8"/></text:p>
      <text:p text:style-name="P5"><text:s text:c="15"/>Console.WriteLine("Não é primo!");</text:p>
      <text:p text:style-name="P5"><text:s text:c="15"/>}</text:p>
      <text:p text:style-name="P5"><text:s text:c="10"/>static bool Valor(int y)</text:p>
      <text:p text:style-name="P5"><text:s text:c="8"/>{</text:p>
      <text:p text:style-name="P5"/>
      <text:p text:style-name="P5"><text:s text:c="12"/>int cont=0;</text:p>
      <text:p text:style-name="P5"><text:s text:c="12"/>for(int i=0;i&lt;y;i++)</text:p>
      <text:p text:style-name="P5"><text:s text:c="12"/>{</text:p>
      <text:p text:style-name="P5"><text:s text:c="16"/>if((y%(i+1))==0)</text:p>
      <text:p text:style-name="P5"><text:s text:c="16"/>{</text:p>
      <text:p text:style-name="P5"><text:s text:c="20"/>cont = cont + 1;</text:p>
      <text:p text:style-name="P5"><text:s text:c="16"/>}</text:p>
      <text:p text:style-name="P5"><text:s text:c="12"/>}</text:p>
      <text:p text:style-name="P5"><text:s text:c="12"/></text:p>
      <text:p text:style-name="P5"><text:s text:c="16"/>if(cont==2)</text:p>
      <text:p text:style-name="P5"><text:s text:c="16"/>{</text:p>
      <text:p text:style-name="P5"><text:s text:c="19"/>return true; </text:p>
      <text:p text:style-name="P5"><text:s text:c="16"/>}</text:p>
      <text:p text:style-name="P5"><text:s text:c="19"/>return false;</text:p>
      <text:p text:style-name="P5"><text:s text:c="8"/>}</text:p>
      <text:p text:style-name="P5"/>
      <text:p text:style-name="P5"><text:s text:c="8"/>}</text:p>
      <text:p text:style-name="P5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6:53:26.730000000</meta:creation-date>
    <dc:date>2020-12-14T14:33:29.398000000</dc:date>
    <meta:editing-duration>PT12H36M36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86" meta:word-count="279" meta:character-count="2516" meta:non-whitespace-character-count="1490"/>
  </office:meta>
</office:document-meta>
</file>